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ocator.setExpanded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Simple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Locator.SimpleLocator( String lsid , String esid , int lin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getBase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getExpanded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setValues( String lsid , String esid ,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Locator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Locator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getLiteral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setLiteral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setColumnNumber(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setCharacter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setValues( String lsid , String esid , int lin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SimpleLocator( String lsid , String esid ,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Locator.setBase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Locato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tor.setLineNumber( int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